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e70" officeooo:paragraph-rsid="0003ae70"/>
    </style:style>
    <style:style style:name="P2" style:family="paragraph" style:parent-style-name="Standard">
      <style:text-properties fo:color="#3465a4" officeooo:rsid="0003ae70" officeooo:paragraph-rsid="0003a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o video de Fundo: </text:p>
      <text:p text:style-name="P2">https://www.youtube.com/embed/OdewlZaQG_k?autoplay=0&amp;modestbranding=1&amp;controls=0&amp;showinfo=0&amp;rel=0&amp;enablejsapi=1&amp;version=3&amp;playerapiid=mbYTP_YTP_1660053361514&amp;origin=https%3A%2F%2Fwww.codigokid.com.br&amp;allowfullscreen=true&amp;wmode=transparent&amp;iv_load_policy=3&amp;html5=1&amp;widgetid=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1:00:01.368008276</meta:creation-date>
    <dc:date>2022-08-09T11:03:05.307860903</dc:date>
    <meta:editing-duration>PT3M4S</meta:editing-duration>
    <meta:editing-cycles>1</meta:editing-cycles>
    <meta:document-statistic meta:table-count="0" meta:image-count="0" meta:object-count="0" meta:page-count="1" meta:paragraph-count="2" meta:word-count="6" meta:character-count="298" meta:non-whitespace-character-count="293"/>
    <meta:generator>LibreOffice/6.4.7.2$Linux_X86_64 LibreOffice_project/40$Build-2</meta:generator>
  </office:meta>
</office:document-meta>
</file>